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207cm" style:rel-column-width="2385*"/>
    </style:style>
    <style:style style:name="Table1.B" style:family="table-column">
      <style:table-column-properties style:column-width="14.794cm" style:rel-column-width="838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Text_20_body" style:list-style-name="L1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images/0147.png" xlink:type="simple" xlink:show="embed" xlink:actuate="onLoad"/></draw:frame></text:p>
          </table:table-cell>
          <table:table-cell table:style-name="Table1.B1" office:value-type="string">
            <text:h text:style-name="P10" text:outline-level="1">Умножение матрицы на вектор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3.521cm" svg:height="1.769cm" draw:z-index="1"><draw:image xlink:href="../images/0147s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8"><text:span text:style-name="T1">Блок реализует процедуру умножения </text:span><text:span text:style-name="T2">квадратной</text:span><text:span text:style-name="T1"> матрицы на </text:span><text:span text:style-name="T3">вектор</text:span><text:span text:style-name="T1"> соответствующей размерности:</text:span></text:p>
            <text:p text:style-name="P9"><text:span text:style-name="T1"><draw:frame draw:style-name="fr3" draw:name="Объект3" text:anchor-type="as-char" svg:width="12.524cm" svg:height="2.73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,</text:span></text:p>
            <text:p text:style-name="P5"><text:span text:style-name="T1">где</text:span><text:span text:style-name="T1"><draw:frame draw:style-name="fr3" draw:name="Объект4" text:anchor-type="as-char" svg:width="0.55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–</text:span><text:span text:style-name="T1"> матрица коэффициентов; </text:span><text:span text:style-name="T1"><draw:frame draw:style-name="fr3" draw:name="Объект5" text:anchor-type="as-char" svg:width="1.064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6">–</text:span><text:span text:style-name="T1"> вектор решений;</text:span><text:span text:style-name="T1"><draw:frame draw:style-name="fr3" draw:name="Объект6" text:anchor-type="as-char" svg:width="1.055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–</text:span><text:span text:style-name="T1"> вектор правых частей,</text:span><text:span text:style-name="T1"><draw:frame draw:style-name="fr3" draw:name="Объект8" text:anchor-type="as-char" svg:width="1.087cm" svg:height="0.564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">– вектор на выходе блока.</text:span></text:p>
            <text:p text:style-name="P8"><text:span text:style-name="T1">Блок имеет </text:span><text:span text:style-name="T3">два векторизованных</text:span><text:span text:style-name="T1"> входных порта:</text:span></text:p>
            <text:p text:style-name="P6">1-ый входной порт – для ввода матрицы<draw:frame draw:style-name="fr3" draw:name="Объект1" text:anchor-type="as-char" svg:width="0.55cm" svg:height="0.549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, представляемой в виде <text:span text:style-name="T4">вектора коэффициентов</text:span> при распаковке матрицы <text:span text:style-name="T4">по строкам</text:span>.</text:p>
            <text:p text:style-name="P6">2-ой входной порт – для ввода вектора<draw:frame draw:style-name="fr3" draw:name="Объект2" text:anchor-type="as-char" svg:width="1.055cm" svg:height="0.564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      <text:p text:style-name="P6">Блок имеет <text:span text:style-name="T4">один векторный</text:span> выходной порт, предназначенный для вывода вектора<draw:frame draw:style-name="fr3" draw:name="Объект7" text:anchor-type="as-char" svg:width="1.087cm" svg:height="0.564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<text:p text:style-name="P6">Размерность векторного сигнала на 1-ом <text:span text:style-name="T4">входном</text:span> порте должна быть равна<draw:frame draw:style-name="fr3" draw:name="Объект9" text:anchor-type="as-char" svg:width="1.154cm" svg:height="0.549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, где<draw:frame draw:style-name="fr3" draw:name="Объект10" text:anchor-type="as-char" svg:width="0.469cm" svg:height="0.549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– размерность матрицы (количество уравнений в системе), а размерности сигналов на 2-ом входном порте и на выходном порте – одинаковы и равны<draw:frame draw:style-name="fr3" draw:name="Объект11" text:anchor-type="as-char" svg:width="0.469cm" svg:height="0.549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      <text:p text:style-name="P6"><text:span text:style-name="T5">Свойства</text:span>:</text:p>
            <text:list xml:id="list4631357953745785333" text:style-name="L1">
              <text:list-item>
                <text:p text:style-name="P11">Размерность матрицы – натуральное число<draw:frame draw:style-name="fr3" draw:name="Объект12" text:anchor-type="as-char" svg:width="0.469cm" svg:height="0.549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, равное количеству строк (или столбцов) матрицы.</text:p>
              </text:list-item>
            </text:list>
            <text:p text:style-name="P7">Пример.</text:p>
            <text:p text:style-name="P6">Требуется умножить матрицу<draw:frame draw:style-name="fr3" draw:name="Object1" text:anchor-type="as-char" svg:width="0.55cm" svg:height="0.549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на вектор<draw:frame draw:style-name="fr3" draw:name="Object4" text:anchor-type="as-char" svg:width="0.473cm" svg:height="0.549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, если:</text:p>
            <text:p text:style-name="P6"><draw:frame draw:style-name="fr3" draw:name="Object2" text:anchor-type="as-char" svg:width="4.822cm" svg:height="1.229cm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8"><text:soft-page-break/><text:span text:style-name="T1">а результат умножения очевиден: вектор-столбец, элементы которого равны </text:span><text:span text:style-name="T2">19</text:span><text:span text:style-name="T1"> и </text:span><text:span text:style-name="T2">38</text:span><text:span text:style-name="T1">.</text:span></text:p>
            <text:p text:style-name="P8"><text:span text:style-name="T1">На рисунке ниже представлена структурная схема решения данной задачи. Типовые блоки </text:span><text:span text:style-name="T3">Размножитель</text:span><text:span text:style-name="T1"> использованы для формирования входных векторных сигналов:</text:span></text:p>
            <text:p text:style-name="P6"><draw:frame draw:style-name="fr2" draw:name="graphics1" text:anchor-type="as-char" svg:width="10.4cm" svg:height="4.74cm" draw:z-index="17"><draw:image xlink:href="../images/0147_sample.png" xlink:type="simple" xlink:show="embed" xlink:actuate="onLoad"/></draw:frame></text:p>
            <text:p text:style-name="P6"><text:span text:style-name="T5">Примечание</text:span>: блок выполняет процедуру умножения <text:span text:style-name="T4">квадратной</text:span> матрицы на вектор после каждого успешного шага интегрирования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множение матрицы на вектор</dc:title>
    <dc:date>2014-12-01T12:27:03.24</dc:date>
    <meta:generator>OpenOffice/4.1.1$Win32 OpenOffice.org_project/411m6$Build-9775</meta:generator>
    <meta:editing-duration>PT5H10M52S</meta:editing-duration>
    <meta:editing-cycles>105</meta:editing-cycles>
    <meta:document-statistic meta:table-count="1" meta:image-count="3" meta:object-count="15" meta:page-count="2" meta:paragraph-count="23" meta:word-count="181" meta:character-count="125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u</mi>
        </mrow>
      </mrow>
      <mrow>
        <mo stretchy="false">(</mo>
        <mrow>
          <mi>t</mi>
        </mrow>
        <mo stretchy="false">)</mo>
      </mrow>
      <mrow>
        <mi/>
        <mo stretchy="false">=</mo>
        <mi/>
      </mrow>
      <mfenced open="[" close="]">
        <mrow>
          <mtable>
            <mtr>
              <mtd>
                <mrow>
                  <msub>
                    <mi>a</mi>
                    <mn>11</mn>
                  </msub>
                  <mi/>
                  <msub>
                    <mi>a</mi>
                    <mn>12</mn>
                  </msub>
                  <mi/>
                  <mn>...</mn>
                  <mi/>
                  <msub>
                    <mi>a</mi>
                    <mn>1n</mn>
                  </msub>
                </mrow>
              </mtd>
            </mtr>
            <mtr>
              <mtd>
                <mrow>
                  <msub>
                    <mi>a</mi>
                    <mn>21</mn>
                  </msub>
                  <mi/>
                  <msub>
                    <mi>a</mi>
                    <mn>22</mn>
                  </msub>
                  <mi/>
                  <mn>...</mn>
                  <mi/>
                  <msub>
                    <mi>a</mi>
                    <mn>2n</mn>
                  </msub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a</mi>
                    <mi mathvariant="italic">n1</mi>
                  </msub>
                  <mi/>
                  <msub>
                    <mi>a</mi>
                    <mi mathvariant="italic">n2</mi>
                  </msub>
                  <mi/>
                  <mn>...</mn>
                  <mi/>
                  <msub>
                    <mi>a</mi>
                    <mi mathvariant="italic">nn</mi>
                  </msub>
                </mrow>
              </mtd>
            </mtr>
          </mtable>
        </mrow>
      </mfenced>
      <mrow>
        <mi/>
        <mo stretchy="false">⋅</mo>
        <mi/>
      </mrow>
      <mrow>
        <mo stretchy="false">[</mo>
        <mrow>
          <msub>
            <mi>u</mi>
            <mn>1</mn>
          </msub>
          <mrow>
            <mo stretchy="false">(</mo>
            <mrow>
              <mi>t</mi>
            </mrow>
            <mo stretchy="false">)</mo>
          </mrow>
          <mi>,</mi>
          <mi/>
          <msub>
            <mi>u</mi>
            <mn>2</mn>
          </msub>
          <mrow>
            <mo stretchy="false">(</mo>
            <mrow>
              <mi>t</mi>
            </mrow>
            <mo stretchy="false">)</mo>
          </mrow>
          <mi>,</mi>
          <mn>...</mn>
          <mi/>
          <msub>
            <mi>u</mi>
            <mi>n</mi>
          </msub>
          <mrow>
            <mo stretchy="false">(</mo>
            <mrow>
              <mi>t</mi>
            </mrow>
            <mo stretchy="false">)</mo>
          </mrow>
        </mrow>
        <mo stretchy="false">]</mo>
      </mrow>
    </mrow>
    <annotation encoding="StarMath 5.0">y(t) = A cdot u(t) ~=~ left [ stack{
alignl a_11~ a_12 ~...~ a_1n #
alignl a_21~ a_22 ~...~ a_2n #
alignl . . . . . . . . . . . . . . . . . . #
alignl a_n1~ a_n2 ~...~ a_nn
}
right ] 
~cdot~
[u_1(t),~u_2(t),...~u_n(t) ] </annotation>
  </semantics>
</math>
</file>

<file path=Object 10/content.xml><?xml version="1.0" encoding="utf-8"?>
<math xmlns="http://www.w3.org/1998/Math/MathML">
  <semantics>
    <mrow>
      <mi>n</mi>
    </mrow>
    <annotation encoding="StarMath 5.0">n</annotation>
  </semantics>
</math>
</file>

<file path=Object 11/content.xml><?xml version="1.0" encoding="utf-8"?>
<math xmlns="http://www.w3.org/1998/Math/MathML">
  <semantics>
    <mrow>
      <mi>n</mi>
    </mrow>
    <annotation encoding="StarMath 5.0">n</annotation>
  </semantics>
</math>
</file>

<file path=Object 12/content.xml><?xml version="1.0" encoding="utf-8"?>
<math xmlns="http://www.w3.org/1998/Math/MathML">
  <semantics>
    <mrow>
      <mi>n</mi>
    </mrow>
    <annotation encoding="StarMath 5.0">n</annotation>
  </semantics>
</math>
</file>

<file path=Object 13/content.xml><?xml version="1.0" encoding="utf-8"?>
<math xmlns="http://www.w3.org/1998/Math/MathML">
  <semantics>
    <mrow>
      <mrow>
        <mi>A</mi>
        <mo stretchy="false">=</mo>
        <mfenced open="[" close="]">
          <mrow>
            <mtable>
              <mtr>
                <mtd>
                  <mrow>
                    <mn>2</mn>
                    <mi>,</mi>
                    <mi/>
                    <mn>3</mn>
                  </mrow>
                </mtd>
              </mtr>
              <mtr>
                <mtd>
                  <mrow>
                    <mn>5</mn>
                    <mi>,</mi>
                    <mrow>
                      <mi/>
                      <mo stretchy="false">−</mo>
                      <mn>2</mn>
                    </mrow>
                  </mrow>
                </mtd>
              </mtr>
            </mtable>
          </mrow>
        </mfenced>
      </mrow>
      <mi>;</mi>
      <mi/>
      <mrow>
        <mi>u</mi>
        <mo stretchy="false">=</mo>
        <mfenced open="[" close="]">
          <mrow>
            <mtable>
              <mtr>
                <mtd>
                  <mrow>
                    <mn>8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;</mi>
    </mrow>
    <annotation encoding="StarMath 5.0">A = left [ stack{
2 , ~~~3 #
5 ,~- 2
}
right ]
;~
u = left [ stack{
8 #
1
}
right ] ;</annotation>
  </semantics>
</math>
</file>

<file path=Object 15/content.xml><?xml version="1.0" encoding="utf-8"?>
<math xmlns="http://www.w3.org/1998/Math/MathML">
  <semantics>
    <mrow>
      <mi>A</mi>
    </mrow>
    <annotation encoding="StarMath 5.0">A</annotation>
  </semantics>
</math>
</file>

<file path=Object 16/content.xml><?xml version="1.0" encoding="utf-8"?>
<math xmlns="http://www.w3.org/1998/Math/MathML">
  <semantics>
    <mrow>
      <mi>u</mi>
    </mrow>
    <annotation encoding="StarMath 5.0">u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9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n times n</annotation>
  </semantics>
</math>
</file>